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gr5" style:family="graphic" style:parent-style-name="standard">
      <style:graphic-properties draw:stroke="dash" draw:stroke-dash="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align="center" fo:text-indent="0cm"/>
      <style:text-properties fo:font-size="14pt" fo:font-weight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3cm" svg:height="1.5cm" svg:x="6cm" svg:y="1.5cm">
          <text:p text:style-name="P1"><text:span text:style-name="T1">Next</text:span><text:span text:style-name="T1"><text:line-break/></text:span><text:span text:style-name="T1">fragment</text:span></text:p>
        </draw:rect>
        <draw:custom-shape draw:style-name="gr2" draw:text-style-name="P3" draw:id="id2" draw:layer="layout" svg:width="5cm" svg:height="2cm" svg:x="5cm" svg:y="6.6cm">
          <text:p text:style-name="P2"><text:span text:style-name="T2">Has mesom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7.5cm" svg:y1="3cm" svg:x2="7.499cm" svg:y2="6.6cm" draw:start-shape="id1" draw:start-glue-point="2" draw:end-shape="id2" draw:end-glue-point="4">
          <text:p/>
        </draw:connector>
        <draw:rect draw:style-name="gr4" draw:text-style-name="P5" draw:layer="layout" svg:width="1.5cm" svg:height="1cm" svg:x="10.1cm" svg:y="7.6cm">
          <text:p text:style-name="P5"><text:span text:style-name="T2">yes</text:span></text:p>
        </draw:rect>
        <draw:rect draw:style-name="gr5" draw:text-style-name="P5" draw:id="id3" draw:layer="layout" svg:width="4.5cm" svg:height="1.5cm" svg:x="13.1cm" svg:y="2.834cm">
          <text:p text:style-name="P5"><text:span text:style-name="T2">added fragment</text:span><text:span text:style-name="T2"><text:line-break/></text:span><text:span text:style-name="T2">to network-tree</text:span></text:p>
        </draw:rect>
        <draw:connector draw:style-name="gr3" draw:text-style-name="P4" draw:layer="layout" svg:x1="15.35cm" svg:y1="2.834cm" svg:x2="9cm" svg:y2="2.25cm" draw:start-shape="id3" draw:start-glue-point="0" draw:end-shape="id1" draw:end-glue-point="1">
          <text:p/>
        </draw:connector>
        <draw:custom-shape draw:style-name="gr2" draw:text-style-name="P3" draw:id="id4" draw:layer="layout" svg:width="5.9cm" svg:height="1.8cm" svg:x="4.534cm" svg:y="9.9cm">
          <text:p text:style-name="P2"><text:span text:style-name="T2">Has reaction</text:span><text:span text:style-name="T2"><text:line-break/></text:span><text:span text:style-name="T2">cente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499cm" svg:y1="8.6cm" svg:x2="7.483cm" svg:y2="9.9cm" draw:start-shape="id2" draw:start-glue-point="6" draw:end-shape="id4" draw:end-glue-point="4">
          <text:p/>
        </draw:connector>
        <draw:rect draw:style-name="gr4" draw:text-style-name="P5" draw:layer="layout" svg:width="1.5cm" svg:height="1cm" svg:x="7.7cm" svg:y="8.6cm">
          <text:p text:style-name="P5"><text:span text:style-name="T2">No</text:span></text:p>
        </draw:rect>
        <draw:rect draw:style-name="gr6" draw:text-style-name="P5" draw:id="id5" draw:layer="layout" svg:width="3cm" svg:height="1.5cm" svg:x="6cm" svg:y="12.934cm">
          <text:p text:style-name="P5"><text:span text:style-name="T2">Generator</text:span><text:span text:style-name="T2"><text:line-break/></text:span><text:span text:style-name="T2">reactions</text:span></text:p>
        </draw:rect>
        <draw:connector draw:style-name="gr3" draw:text-style-name="P4" draw:layer="layout" svg:x1="7.483cm" svg:y1="11.698cm" svg:x2="7.5cm" svg:y2="12.934cm" draw:start-shape="id4" draw:start-glue-point="6" draw:end-shape="id5" draw:end-glue-point="0">
          <text:p/>
        </draw:connector>
        <draw:rect draw:style-name="gr4" draw:text-style-name="P5" draw:layer="layout" svg:width="1.5cm" svg:height="1cm" svg:x="7.8cm" svg:y="11.6cm">
          <text:p text:style-name="P5"><text:span text:style-name="T2">yes</text:span></text:p>
        </draw:rect>
        <draw:connector draw:style-name="gr3" draw:text-style-name="P4" draw:layer="layout" svg:x1="7.5cm" svg:y1="14.434cm" svg:x2="7.5cm" svg:y2="15.634cm" draw:start-shape="id5" draw:start-glue-point="2" draw:end-shape="id6" draw:end-glue-point="0">
          <text:p/>
        </draw:connector>
        <draw:rect draw:style-name="gr6" draw:text-style-name="P5" draw:id="id6" draw:layer="layout" svg:width="3cm" svg:height="1.5cm" svg:x="6cm" svg:y="15.634cm">
          <text:p text:style-name="P5"><text:span text:style-name="T2">Extraction</text:span><text:span text:style-name="T2"><text:line-break/></text:span><text:span text:style-name="T2">probabilities</text:span></text:p>
        </draw:rect>
        <draw:custom-shape draw:style-name="gr2" draw:text-style-name="P3" draw:id="id7" draw:layer="layout" svg:width="5.9cm" svg:height="1.8cm" svg:x="4.534cm" svg:y="18.3cm">
          <text:p text:style-name="P2"><text:span text:style-name="T2">Is probability</text:span></text:p>
          <text:p text:style-name="P2"><text:span text:style-name="T2">acceptab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7.5cm" svg:y1="17.134cm" svg:x2="7.483cm" svg:y2="18.3cm" draw:start-shape="id6" draw:start-glue-point="2" draw:end-shape="id7" draw:end-glue-point="4">
          <text:p/>
        </draw:connector>
        <draw:rect draw:style-name="gr6" draw:text-style-name="P5" draw:id="id8" draw:layer="layout" svg:width="3cm" svg:height="1.5cm" svg:x="11.8cm" svg:y="6.834cm">
          <text:p text:style-name="P5"><text:span text:style-name="T2">Generator</text:span><text:span text:style-name="T2"><text:line-break/></text:span><text:span text:style-name="T2">Mesomers</text:span></text:p>
        </draw:rect>
        <draw:connector draw:style-name="gr3" draw:text-style-name="P4" draw:layer="layout" svg:x1="10cm" svg:y1="7.599cm" svg:x2="11.8cm" svg:y2="7.584cm" draw:start-shape="id2" draw:start-glue-point="7" draw:end-shape="id8" draw:end-glue-point="3">
          <text:p/>
        </draw:connector>
        <draw:connector draw:style-name="gr3" draw:text-style-name="P4" draw:layer="layout" svg:x1="10.434cm" svg:y1="19.199cm" svg:x2="15.35cm" svg:y2="4.334cm" draw:start-shape="id7" draw:start-glue-point="7" draw:end-shape="id3" draw:end-glue-point="2">
          <text:p/>
        </draw:connector>
        <draw:connector draw:style-name="gr3" draw:text-style-name="P4" draw:layer="layout" svg:x1="14.8cm" svg:y1="7.584cm" svg:x2="15.35cm" svg:y2="4.334cm" draw:start-shape="id8" draw:start-glue-point="1" draw:end-shape="id3" draw:end-glue-point="2">
          <text:p/>
        </draw:connector>
        <draw:rect draw:style-name="gr4" draw:text-style-name="P5" draw:layer="layout" svg:width="1.5cm" svg:height="1cm" svg:x="12.1cm" svg:y="18.1cm">
          <text:p text:style-name="P5"><text:span text:style-name="T2">yes</text:span></text:p>
        </draw:rect>
        <presentation:notes draw:style-name="dp2">
          <draw:page-thumbnail draw:style-name="gr7" draw:layer="layout" svg:width="14.849cm" svg:height="11.137cm" svg:x="3.069cm" svg:y="2.257cm" draw:page-number="1" presentation:class="page"/>
          <draw:frame presentation:style-name="pr1" draw:text-style-name="P6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8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8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03T13:58:22</meta:creation-date>
    <dc:date>2007-04-03T14:18:51</dc:date>
    <dc:language>en-US</dc:language>
    <meta:editing-cycles>2</meta:editing-cycles>
    <meta:editing-duration>PT20M32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